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Droid Sans" svg:font-family="'Droid Sans'" style:font-adornments="Regular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31.98mm"/>
    </style:style>
    <style:style style:name="co6" style:family="table-column">
      <style:table-column-properties fo:break-before="auto" style:column-width="27.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6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647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DejaVu Sans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 style:data-style-name="N60"/>
    <style:style style:name="ce12" style:family="table-cell" style:parent-style-name="Default" style:data-style-name="N115"/>
    <style:style style:name="ce13" style:family="table-cell" style:parent-style-name="Default" style:data-style-name="N61"/>
    <style:style style:name="ce14" style:family="table-cell" style:parent-style-name="Default" style:data-style-name="N133">
      <style:table-cell-properties fo:background-color="#ffcc99"/>
    </style:style>
    <style:style style:name="ce15" style:family="table-cell" style:parent-style-name="Default">
      <style:text-properties style:font-name="DejaVu Sans" fo:font-weight="bold" style:font-weight-asian="bold" style:font-weight-complex="bold"/>
    </style:style>
    <style:style style:name="ce16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ff950e"/>
    </style:style>
    <style:style style:name="ce19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60">
      <style:table-cell-properties fo:background-color="transparent"/>
    </style:style>
    <style:style style:name="ce22" style:family="table-cell" style:parent-style-name="Default" style:data-style-name="N60">
      <style:table-cell-properties fo:background-color="#ffcc99"/>
    </style:style>
    <style:style style:name="ce23" style:family="table-cell" style:parent-style-name="Default">
      <style:table-cell-properties fo:background-color="#99cc99"/>
    </style:style>
    <style:style style:name="ce24" style:family="table-cell" style:parent-style-name="Default" style:data-style-name="N60">
      <style:table-cell-properties fo:background-color="#99cc99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"/>
    </style:style>
    <style:style style:name="T2" style:family="text">
      <style:text-properties style:font-name="Droid Sans"/>
    </style:style>
  </office:automatic-styles>
  <office:body>
    <office:spreadsheet>
      <table:table table:name="Focometrie" table:style-name="ta1" table:print-ranges="Focometrie.A1:Focometrie.H36">
        <table:shapes>
          <draw:frame draw:z-index="0" draw:style-name="gr1" draw:text-style-name="P1" svg:width="159.99mm" svg:height="89.99mm" svg:x="3.68mm" svg:y="67.27mm">
            <draw:object draw:notify-on-update-of-ranges="Focometrie.D3:Focometrie.D10 Focometrie.E2:Focometrie.E2 Focometrie.E3:Focometrie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Lentille Convergente (Bleu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p (m)</text:p>
          </table:table-cell>
          <table:table-cell office:value-type="string" calcext:value-type="string">
            <text:p>p' (m)</text:p>
          </table:table-cell>
          <table:table-cell office:value-type="string" calcext:value-type="string">
            <text:p>1/p</text:p>
          </table:table-cell>
          <table:table-cell office:value-type="string" calcext:value-type="string">
            <text:p>1/p'</text:p>
          </table:table-cell>
          <table:table-cell office:value-type="string" calcext:value-type="string">
            <text:p>1/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R/IR</text:p>
          </table:table-cell>
          <table:table-cell table:style-name="ce4" office:value-type="float" office:value="-0.2" calcext:value-type="float">
            <text:p>-0,2000</text:p>
          </table:table-cell>
          <table:table-cell table:style-name="ce4" table:formula="of:=600/1000+[.B3]" office:value-type="float" office:value="0.4" calcext:value-type="float">
            <text:p>0,4000</text:p>
          </table:table-cell>
          <table:table-cell table:style-name="ce4" table:formula="of:=1/[.B3]" office:value-type="float" office:value="-5" calcext:value-type="float">
            <text:p>-5,0000</text:p>
          </table:table-cell>
          <table:table-cell table:style-name="ce4" table:formula="of:=1/[.C3]" office:value-type="float" office:value="2.5" calcext:value-type="float">
            <text:p>2,5000</text:p>
          </table:table-cell>
          <table:table-cell table:style-name="ce4" table:formula="of:=[.E3]-[.D3]" office:value-type="float" office:value="7.5" calcext:value-type="float">
            <text:p>7,5000</text:p>
          </table:table-cell>
          <table:table-cell table:number-columns-repeated="8"/>
        </table:table-row>
        <table:table-row table:style-name="ro2">
          <table:table-cell/>
          <table:table-cell table:style-name="ce4" table:formula="of:=-40/100" office:value-type="float" office:value="-0.4" calcext:value-type="float">
            <text:p>-0,4000</text:p>
          </table:table-cell>
          <table:table-cell table:style-name="ce4" table:formula="of:=560/1000+[.B4]" office:value-type="float" office:value="0.16" calcext:value-type="float">
            <text:p>0,1600</text:p>
          </table:table-cell>
          <table:table-cell table:style-name="ce4" table:formula="of:=1/[.B4]" office:value-type="float" office:value="-2.5" calcext:value-type="float">
            <text:p>-2,5000</text:p>
          </table:table-cell>
          <table:table-cell table:style-name="ce4" table:formula="of:=1/[.C4]" office:value-type="float" office:value="6.25" calcext:value-type="float">
            <text:p>6,2500</text:p>
          </table:table-cell>
          <table:table-cell table:style-name="ce4" table:formula="of:=[.E4]-[.D4]" office:value-type="float" office:value="8.75" calcext:value-type="float">
            <text:p>8,7500</text:p>
          </table:table-cell>
          <table:table-cell table:number-columns-repeated="8"/>
        </table:table-row>
        <table:table-row table:style-name="ro2">
          <table:table-cell/>
          <table:table-cell table:style-name="ce4" table:formula="of:=-60/100" office:value-type="float" office:value="-0.6" calcext:value-type="float">
            <text:p>-0,6000</text:p>
          </table:table-cell>
          <table:table-cell table:style-name="ce4" table:formula="of:=730/1000+[.B5]" office:value-type="float" office:value="0.13" calcext:value-type="float">
            <text:p>0,1300</text:p>
          </table:table-cell>
          <table:table-cell table:style-name="ce4" table:formula="of:=1/[.B5]" office:value-type="float" office:value="-1.66666666666667" calcext:value-type="float">
            <text:p>-1,6667</text:p>
          </table:table-cell>
          <table:table-cell table:style-name="ce4" table:formula="of:=1/[.C5]" office:value-type="float" office:value="7.69230769230769" calcext:value-type="float">
            <text:p>7,6923</text:p>
          </table:table-cell>
          <table:table-cell table:style-name="ce4" table:formula="of:=[.E5]-[.D5]" office:value-type="float" office:value="9.35897435897436" calcext:value-type="float">
            <text:p>9,3590</text:p>
          </table:table-cell>
          <table:table-cell table:number-columns-repeated="8"/>
        </table:table-row>
        <table:table-row table:style-name="ro2">
          <table:table-cell/>
          <table:table-cell table:style-name="ce4" table:formula="of:=-80/100" office:value-type="float" office:value="-0.8" calcext:value-type="float">
            <text:p>-0,8000</text:p>
          </table:table-cell>
          <table:table-cell table:style-name="ce4" table:formula="of:=920/1000+[.B6]" office:value-type="float" office:value="0.12" calcext:value-type="float">
            <text:p>0,1200</text:p>
          </table:table-cell>
          <table:table-cell table:style-name="ce4" table:formula="of:=1/[.B6]" office:value-type="float" office:value="-1.25" calcext:value-type="float">
            <text:p>-1,2500</text:p>
          </table:table-cell>
          <table:table-cell table:style-name="ce4" table:formula="of:=1/[.C6]" office:value-type="float" office:value="8.33333333333333" calcext:value-type="float">
            <text:p>8,3333</text:p>
          </table:table-cell>
          <table:table-cell table:style-name="ce4" table:formula="of:=[.E6]-[.D6]" office:value-type="float" office:value="9.58333333333333" calcext:value-type="float">
            <text:p>9,58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V/IR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105" calcext:value-type="float">
            <text:p>0,105</text:p>
          </table:table-cell>
          <table:table-cell table:style-name="ce4" table:formula="of:=1/[.B7]" office:value-type="float" office:value="1.33333333333333" calcext:value-type="float">
            <text:p>1,3333</text:p>
          </table:table-cell>
          <table:table-cell table:style-name="ce4" table:formula="of:=1/[.C7]" office:value-type="float" office:value="9.52380952380952" calcext:value-type="float">
            <text:p>9,5238</text:p>
          </table:table-cell>
          <table:table-cell table:style-name="ce4" table:formula="of:=[.E7]-[.D7]" office:value-type="float" office:value="8.19047619047619" calcext:value-type="float">
            <text:p>8,1905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float" office:value="0.58" calcext:value-type="float">
            <text:p>0,58</text:p>
          </table:table-cell>
          <table:table-cell table:style-name="ce5" office:value-type="float" office:value="0.1" calcext:value-type="float">
            <text:p>0,1</text:p>
          </table:table-cell>
          <table:table-cell table:style-name="ce4" table:formula="of:=1/[.B8]" office:value-type="float" office:value="1.72413793103448" calcext:value-type="float">
            <text:p>1,7241</text:p>
          </table:table-cell>
          <table:table-cell table:style-name="ce4" table:formula="of:=1/[.C8]" office:value-type="float" office:value="10" calcext:value-type="float">
            <text:p>10,0000</text:p>
          </table:table-cell>
          <table:table-cell table:style-name="ce4" table:formula="of:=[.E8]-[.D8]" office:value-type="float" office:value="8.27586206896552" calcext:value-type="float">
            <text:p>8,2759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float" office:value="0.19" calcext:value-type="float">
            <text:p>0,19</text:p>
          </table:table-cell>
          <table:table-cell table:style-name="ce5" office:value-type="float" office:value="0.08" calcext:value-type="float">
            <text:p>0,08</text:p>
          </table:table-cell>
          <table:table-cell table:style-name="ce4" table:formula="of:=1/[.B9]" office:value-type="float" office:value="5.26315789473684" calcext:value-type="float">
            <text:p>5,2632</text:p>
          </table:table-cell>
          <table:table-cell table:style-name="ce4" table:formula="of:=1/[.C9]" office:value-type="float" office:value="12.5" calcext:value-type="float">
            <text:p>12,5000</text:p>
          </table:table-cell>
          <table:table-cell table:style-name="ce4" table:formula="of:=[.E9]-[.D9]" office:value-type="float" office:value="7.23684210526316" calcext:value-type="float">
            <text:p>7,2368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float" office:value="0.135" calcext:value-type="float">
            <text:p>0,135</text:p>
          </table:table-cell>
          <table:table-cell table:style-name="ce5" office:value-type="float" office:value="0.068" calcext:value-type="float">
            <text:p>0,068</text:p>
          </table:table-cell>
          <table:table-cell table:style-name="ce4" table:formula="of:=1/[.B10]" office:value-type="float" office:value="7.40740740740741" calcext:value-type="float">
            <text:p>7,4074</text:p>
          </table:table-cell>
          <table:table-cell table:style-name="ce4" table:formula="of:=1/[.C10]" office:value-type="float" office:value="14.7058823529412" calcext:value-type="float">
            <text:p>14,7059</text:p>
          </table:table-cell>
          <table:table-cell table:style-name="ce4" table:formula="of:=[.E10]-[.D10]" office:value-type="float" office:value="7.29847494553377" calcext:value-type="float">
            <text:p>7,2985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m⁻¹=dioptries</text:p>
          </table:table-cell>
          <table:table-cell/>
          <table:table-cell table:style-name="ce6"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Autocollimation (cm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/f'=V</text:p>
          </table:table-cell>
          <table:table-cell table:style-name="ce1" office:value-type="float" office:value="10.24" calcext:value-type="float">
            <text:p>10,24</text:p>
          </table:table-cell>
          <table:table-cell/>
          <table:table-cell table:style-name="ce6" office:value-type="string" calcext:value-type="string">
            <text:p>f'</text:p>
          </table:table-cell>
          <table:table-cell table:style-name="ce7" table:formula="of:=1/[.B13]" office:value-type="float" office:value="0.09765625" calcext:value-type="float">
            <text:p>0,09765625</text:p>
          </table:table-cell>
          <table:table-cell table:style-name="ce7" table:formula="of:=[.E13]*100" office:value-type="float" office:value="9.765625" calcext:value-type="float">
            <text:p>9,765625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 table:number-rows-repeated="2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2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apillarité" table:style-name="ta1">
        <table:shapes>
          <draw:frame draw:z-index="0" draw:style-name="gr1" draw:text-style-name="P1" svg:width="156.93mm" svg:height="104.37mm" svg:x="158.04mm" svg:y="0mm">
            <draw:object draw:notify-on-update-of-ranges="Capillarité.B4:Capillarité.B7 Capillarité.C3:Capillarité.C3 Capillarité.C4:Capillarité.C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59.16mm" svg:y="111.35mm">
            <draw:object draw:notify-on-update-of-ranges="Capillarité.B11:Capillarité.B14 Capillarité.C10:Capillarité.C10 Capillarité.C11:Capillarité.C1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 table:number-rows-repeated="2">
          <table:table-cell table:number-columns-repeated="7"/>
        </table:table-row>
        <table:table-row table:style-name="ro1">
          <table:table-cell table:style-name="ce8" office:value-type="string" calcext:value-type="string">
            <text:p>r(mm)</text:p>
          </table:table-cell>
          <table:table-cell table:style-name="ce8" office:value-type="string" calcext:value-type="string">
            <text:p>r(m)</text:p>
          </table:table-cell>
          <table:table-cell table:style-name="ce8" office:value-type="string" calcext:value-type="string">
            <text:p>h (m)</text:p>
          </table:table-cell>
          <table:table-cell table:number-columns-repeated="4"/>
        </table:table-row>
        <table:table-row table:style-name="ro1">
          <table:table-cell table:style-name="ce4" table:formula="of:=0.36/2" office:value-type="float" office:value="0.18" calcext:value-type="float">
            <text:p>0,1800</text:p>
          </table:table-cell>
          <table:table-cell table:style-name="ce11" table:formula="of:=[.A4]*0.001" office:value-type="float" office:value="0.00018" calcext:value-type="float">
            <text:p>1,80E-004</text:p>
          </table:table-cell>
          <table:table-cell table:style-name="ce4" table:formula="of:=8.5*0.01" office:value-type="float" office:value="0.085" calcext:value-type="float">
            <text:p>0,0850</text:p>
          </table:table-cell>
          <table:table-cell table:number-columns-repeated="4"/>
        </table:table-row>
        <table:table-row table:style-name="ro1">
          <table:table-cell table:style-name="ce4" table:formula="of:=0.5/2" office:value-type="float" office:value="0.25" calcext:value-type="float">
            <text:p>0,2500</text:p>
          </table:table-cell>
          <table:table-cell table:style-name="ce11" table:formula="of:=[.A5]*0.001" office:value-type="float" office:value="0.00025" calcext:value-type="float">
            <text:p>2,50E-004</text:p>
          </table:table-cell>
          <table:table-cell table:style-name="ce4" table:formula="of:=4.8*0.01" office:value-type="float" office:value="0.048" calcext:value-type="float">
            <text:p>0,0480</text:p>
          </table:table-cell>
          <table:table-cell table:number-columns-repeated="4"/>
        </table:table-row>
        <table:table-row table:style-name="ro1">
          <table:table-cell table:style-name="ce4" table:formula="of:=0.9/2" office:value-type="float" office:value="0.45" calcext:value-type="float">
            <text:p>0,4500</text:p>
          </table:table-cell>
          <table:table-cell table:style-name="ce11" table:formula="of:=[.A6]*0.001" office:value-type="float" office:value="0.00045" calcext:value-type="float">
            <text:p>4,50E-004</text:p>
          </table:table-cell>
          <table:table-cell table:style-name="ce4" table:formula="of:=2.55*0.01" office:value-type="float" office:value="0.0255" calcext:value-type="float">
            <text:p>0,0255</text:p>
          </table:table-cell>
          <table:table-cell table:number-columns-repeated="4"/>
        </table:table-row>
        <table:table-row table:style-name="ro1">
          <table:table-cell table:style-name="ce4" table:formula="of:=1.5/2" office:value-type="float" office:value="0.75" calcext:value-type="float">
            <text:p>0,7500</text:p>
          </table:table-cell>
          <table:table-cell table:style-name="ce11" table:formula="of:=[.A7]*0.001" office:value-type="float" office:value="0.00075" calcext:value-type="float">
            <text:p>7,50E-004</text:p>
          </table:table-cell>
          <table:table-cell table:style-name="ce4" table:formula="of:=1.8*0.01" office:value-type="float" office:value="0.018" calcext:value-type="float">
            <text:p>0,0180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1/r</text:p>
          </table:table-cell>
          <table:table-cell table:style-name="ce8" office:value-type="string" calcext:value-type="string">
            <text:p>h (m)</text:p>
          </table:table-cell>
          <table:table-cell table:number-columns-repeated="4"/>
        </table:table-row>
        <table:table-row table:style-name="ro1">
          <table:table-cell/>
          <table:table-cell table:style-name="ce12" table:formula="of:=1/[.B4]" office:value-type="float" office:value="5555.55555555556" calcext:value-type="float">
            <text:p>5555,556</text:p>
          </table:table-cell>
          <table:table-cell table:style-name="ce11" table:formula="of:=[.C4]" office:value-type="float" office:value="0.085" calcext:value-type="float">
            <text:p>8,50E-002</text:p>
          </table:table-cell>
          <table:table-cell table:number-columns-repeated="4"/>
        </table:table-row>
        <table:table-row table:style-name="ro1">
          <table:table-cell/>
          <table:table-cell table:style-name="ce12" table:formula="of:=1/[.B5]" office:value-type="float" office:value="4000" calcext:value-type="float">
            <text:p>4000,000</text:p>
          </table:table-cell>
          <table:table-cell table:style-name="ce11" table:formula="of:=[.C5]" office:value-type="float" office:value="0.048" calcext:value-type="float">
            <text:p>4,80E-002</text:p>
          </table:table-cell>
          <table:table-cell table:number-columns-repeated="4"/>
        </table:table-row>
        <table:table-row table:style-name="ro1">
          <table:table-cell/>
          <table:table-cell table:style-name="ce12" table:formula="of:=1/[.B6]" office:value-type="float" office:value="2222.22222222222" calcext:value-type="float">
            <text:p>2222,222</text:p>
          </table:table-cell>
          <table:table-cell table:style-name="ce11" table:formula="of:=[.C6]" office:value-type="float" office:value="0.0255" calcext:value-type="float">
            <text:p>2,55E-002</text:p>
          </table:table-cell>
          <table:table-cell table:number-columns-repeated="4"/>
        </table:table-row>
        <table:table-row table:style-name="ro1">
          <table:table-cell/>
          <table:table-cell table:style-name="ce12" table:formula="of:=1/[.B7]" office:value-type="float" office:value="1333.33333333333" calcext:value-type="float">
            <text:p>1333,333</text:p>
          </table:table-cell>
          <table:table-cell table:style-name="ce11" table:formula="of:=[.C7]" office:value-type="float" office:value="0.018" calcext:value-type="float">
            <text:p>1,80E-00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table:style-name="ce8" office:value-type="string" calcext:value-type="string">
            <text:p>Loi de Jurin</text:p>
          </table:table-cell>
          <table:table-cell table:number-columns-repeated="6"/>
        </table:table-row>
        <table:table-row table:style-name="ro3">
          <table:table-cell table:style-name="ce9" office:value-type="string" calcext:value-type="string">
            <text:p>h=2σ cos(θ)/r<text:span text:style-name="T1">ρg</text:span></text:p>
          </table:table-cell>
          <table:table-cell table:number-columns-repeated="6"/>
        </table:table-row>
        <table:table-row table:style-name="ro1">
          <table:table-cell/>
          <table:table-cell table:style-name="ce13"/>
          <table:table-cell table:number-columns-repeated="5"/>
        </table:table-row>
        <table:table-row table:style-name="ro1">
          <table:table-cell office:value-type="string" calcext:value-type="string">
            <text:p>Comme <text:s/>cos(θ) on l'a supposé égal à 1. </text:p>
          </table:table-cell>
          <table:table-cell table:style-name="ce13"/>
          <table:table-cell table:number-columns-repeated="5"/>
        </table:table-row>
        <table:table-row table:style-name="ro3">
          <table:table-cell office:value-type="string" calcext:value-type="string">
            <text:p>σ=h*r*<text:span text:style-name="T1">ρ*g/2</text:span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 hateur (h) à été calculée à partir de l'équation de la hyperbole montrée sur la figure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(1.80E-004)</text:p>
          </table:table-cell>
          <table:table-cell table:style-name="ce13" table:formula="of:=0.000007440584*[.B4]^(-1.0700169991)" office:value-type="float" office:value="0.0756012716361447" calcext:value-type="float">
            <text:p>7,56E-02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3">
          <table:table-cell table:style-name="ce10" office:value-type="string" calcext:value-type="string">
            <text:p>σ=h*r*<text:span text:style-name="T1">ρ*g/2</text:span></text:p>
          </table:table-cell>
          <table:table-cell table:style-name="ce14" table:formula="of:=([.B24]*[.B4]*[.G30]*[.G31])/2" office:value-type="float" office:value="0.0666803215830796" calcext:value-type="float">
            <text:p>66,7E-03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8" office:value-type="string" calcext:value-type="string">
            <text:p>g(m/s²)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ρ(kg/m³)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a" table:style-name="ta1">
        <table:shapes>
          <draw:frame draw:z-index="0" draw:style-name="gr1" draw:text-style-name="P1" svg:width="149.18mm" svg:height="83.43mm" svg:x="161.57mm" svg:y="45.04mm">
            <draw:object draw:notify-on-update-of-ranges="Meca.B3:Meca.B7 Meca.C2:Meca.C2 Meca.C3:Meca.C7 Meca.B3:Meca.B7 Meca.D2:Meca.D2 Meca.D3:Meca.D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8" office:value-type="string" calcext:value-type="string">
            <text:p>(Convert to M^3)</text:p>
          </table:table-cell>
          <table:table-cell/>
          <table:table-cell table:style-name="ce23" office:value-type="string" calcext:value-type="string">
            <text:p>k(th) (m^{5/2}/s)</text:p>
          </table:table-cell>
          <table:table-cell table:style-name="ce24" table:formula="of:=SQRT(2*9.8)/SQRT((1/([.I7]^2)-1/([.I6]^2)))" office:value-type="float" office:value="0.00054602440598317" calcext:value-type="float">
            <text:p>5,46E-004</text:p>
          </table:table-cell>
          <table:table-cell/>
          <table:table-cell office:value-type="string" calcext:value-type="string">
            <text:p>Litre -&gt; metre c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3">
          <table:table-cell office:value-type="string" calcext:value-type="string">
            <text:p>∆H</text:p>
          </table:table-cell>
          <table:table-cell office:value-type="string" calcext:value-type="string">
            <text:p><text:span text:style-name="T2">√</text:span>∆H</text:p>
          </table:table-cell>
          <table:table-cell office:value-type="string" calcext:value-type="string">
            <text:p>Q(exp)m³/s</text:p>
          </table:table-cell>
          <table:table-cell office:value-type="string" calcext:value-type="string">
            <text:p>Q(th) </text:p>
          </table:table-cell>
          <table:table-cell table:number-columns-repeated="5"/>
        </table:table-row>
        <table:table-row table:style-name="ro2">
          <table:table-cell table:style-name="ce4" office:value-type="float" office:value="1" calcext:value-type="float">
            <text:p>1,0000</text:p>
          </table:table-cell>
          <table:table-cell table:style-name="ce16" table:formula="of:=SQRT([.A3]/100)" office:value-type="float" office:value="0.1" calcext:value-type="float">
            <text:p>0,1000</text:p>
          </table:table-cell>
          <table:table-cell table:style-name="ce19" table:formula="of:=(10/(5*60))*[.I1]" office:value-type="float" office:value="0.0000333333333333333" calcext:value-type="float">
            <text:p>3,33E-005</text:p>
          </table:table-cell>
          <table:table-cell table:style-name="ce11" table:formula="of:=[.$F$1]*[.B3]" office:value-type="float" office:value="0.000054602440598317" calcext:value-type="float">
            <text:p>5,46E-005</text:p>
          </table:table-cell>
          <table:table-cell table:style-name="ce11"/>
          <table:table-cell table:number-columns-repeated="2"/>
          <table:table-cell office:value-type="string" calcext:value-type="string">
            <text:p>Pi</text:p>
          </table:table-cell>
          <table:table-cell table:style-name="ce25" office:value-type="float" office:value="3.14159265359" calcext:value-type="float">
            <text:p>3,1415926536</text:p>
          </table:table-cell>
        </table:table-row>
        <table:table-row table:style-name="ro2">
          <table:table-cell table:style-name="ce4" office:value-type="float" office:value="4.8" calcext:value-type="float">
            <text:p>4,8000</text:p>
          </table:table-cell>
          <table:table-cell table:style-name="ce16" table:formula="of:=SQRT([.A4]/100)" office:value-type="float" office:value="0.219089023002066" calcext:value-type="float">
            <text:p>0,2191</text:p>
          </table:table-cell>
          <table:table-cell table:style-name="ce19" table:formula="of:=10/(132)*[.I1]" office:value-type="float" office:value="0.0000757575757575758" calcext:value-type="float">
            <text:p>7,58E-005</text:p>
          </table:table-cell>
          <table:table-cell table:style-name="ce11" table:formula="of:=[.$F$1]*[.B4]" office:value-type="float" office:value="0.000119627953642136" calcext:value-type="float">
            <text:p>1,20E-004</text:p>
          </table:table-cell>
          <table:table-cell table:style-name="ce11"/>
          <table:table-cell table:number-columns-repeated="2"/>
          <table:table-cell office:value-type="string" calcext:value-type="string">
            <text:p>D2(m)</text:p>
          </table:table-cell>
          <table:table-cell table:formula="of:=19*0.001" office:value-type="float" office:value="0.019" calcext:value-type="float">
            <text:p>0,019</text:p>
          </table:table-cell>
        </table:table-row>
        <table:table-row table:style-name="ro2">
          <table:table-cell table:style-name="ce4" office:value-type="float" office:value="11.2" calcext:value-type="float">
            <text:p>11,2000</text:p>
          </table:table-cell>
          <table:table-cell table:style-name="ce16" table:formula="of:=SQRT([.A5]/100)" office:value-type="float" office:value="0.33466401061363" calcext:value-type="float">
            <text:p>0,3347</text:p>
          </table:table-cell>
          <table:table-cell table:style-name="ce19" table:formula="of:=10/82*[.I1]" office:value-type="float" office:value="0.000121951219512195" calcext:value-type="float">
            <text:p>1,22E-004</text:p>
          </table:table-cell>
          <table:table-cell table:style-name="ce11" table:formula="of:=[.$F$1]*[.B5]" office:value-type="float" office:value="0.000182734717599253" calcext:value-type="float">
            <text:p>1,83E-004</text:p>
          </table:table-cell>
          <table:table-cell table:style-name="ce11"/>
          <table:table-cell table:number-columns-repeated="2"/>
          <table:table-cell office:value-type="string" calcext:value-type="string">
            <text:p>D1(m)</text:p>
          </table:table-cell>
          <table:table-cell table:formula="of:=12*0.001" office:value-type="float" office:value="0.012" calcext:value-type="float">
            <text:p>0,012</text:p>
          </table:table-cell>
        </table:table-row>
        <table:table-row table:style-name="ro2">
          <table:table-cell table:style-name="ce4" office:value-type="float" office:value="16" calcext:value-type="float">
            <text:p>16,0000</text:p>
          </table:table-cell>
          <table:table-cell table:style-name="ce16" table:formula="of:=SQRT([.A6]/100)" office:value-type="float" office:value="0.4" calcext:value-type="float">
            <text:p>0,4000</text:p>
          </table:table-cell>
          <table:table-cell table:style-name="ce19" table:formula="of:=10/66*[.I1]" office:value-type="float" office:value="0.000151515151515152" calcext:value-type="float">
            <text:p>1,52E-004</text:p>
          </table:table-cell>
          <table:table-cell table:style-name="ce11" table:formula="of:=[.$F$1]*[.B6]" office:value-type="float" office:value="0.000218409762393268" calcext:value-type="float">
            <text:p>2,18E-004</text:p>
          </table:table-cell>
          <table:table-cell table:style-name="ce11"/>
          <table:table-cell table:number-columns-repeated="2"/>
          <table:table-cell office:value-type="string" calcext:value-type="string">
            <text:p>S2</text:p>
          </table:table-cell>
          <table:table-cell table:formula="of:=([.I4]/2)^2*[.I3]" office:value-type="float" office:value="0.000283528736986497" calcext:value-type="float">
            <text:p>0,0002835287</text:p>
          </table:table-cell>
        </table:table-row>
        <table:table-row table:style-name="ro2">
          <table:table-cell table:style-name="ce4" office:value-type="float" office:value="20" calcext:value-type="float">
            <text:p>20,0000</text:p>
          </table:table-cell>
          <table:table-cell table:style-name="ce16" table:formula="of:=SQRT([.A7]/100)" office:value-type="float" office:value="0.447213595499958" calcext:value-type="float">
            <text:p>0,4472</text:p>
          </table:table-cell>
          <table:table-cell table:style-name="ce19" table:formula="of:=10/58*[.I1]" office:value-type="float" office:value="0.000172413793103448" calcext:value-type="float">
            <text:p>1,72E-004</text:p>
          </table:table-cell>
          <table:table-cell table:style-name="ce11" table:formula="of:=[.$F$1]*[.B7]" office:value-type="float" office:value="0.000244189537830462" calcext:value-type="float">
            <text:p>2,44E-004</text:p>
          </table:table-cell>
          <table:table-cell table:style-name="ce11"/>
          <table:table-cell table:number-columns-repeated="2"/>
          <table:table-cell office:value-type="string" calcext:value-type="string">
            <text:p>S1</text:p>
          </table:table-cell>
          <table:table-cell table:formula="of:=[.I3]*([.I5]/2)^2" office:value-type="float" office:value="0.00011309733552924" calcext:value-type="float">
            <text:p>0,0001130973</text:p>
          </table:table-cell>
        </table:table-row>
        <table:table-row table:style-name="ro1">
          <table:table-cell table:number-columns-repeated="2"/>
          <table:table-cell table:style-name="ce20"/>
          <table:table-cell table:style-name="ce21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0"/>
          <table:table-cell table:style-name="ce21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n peut <text:s/>calculer le coefficient de debit en faisant le rapport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tre Q(exp)/Q(th) à partir des valeurs des coeffients directeurs des droites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(exp) </text:p>
          </table:table-cell>
          <table:table-cell office:value-type="float" office:value="0.0004011203" calcext:value-type="float">
            <text:p>0,0004011203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Q(exp)/Q(th)</text:p>
          </table:table-cell>
          <table:table-cell table:style-name="ce17" table:formula="of:=[.C21]/[.F1]" office:value-type="float" office:value="0.734619726892508" calcext:value-type="float">
            <text:p>0,734619726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La valeur de k(exp) est déduite à partir de l'équation de la droite (la pente). 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k(exp) (m^{5/2}/s)</text:p>
          </table:table-cell>
          <table:table-cell table:style-name="ce22" office:value-type="float" office:value="0.0004011203" calcext:value-type="float">
            <text:p>4,01E-00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Droid Sans" svg:font-family="'Droid Sans'" style:font-adornments="Regular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number:number-style style:name="N128">
      <number:number number:decimal-places="16" number:min-integer-digits="1"/>
    </number:number-style>
    <number:number-style style:name="N129">
      <number:number number:decimal-places="17" number:min-integer-digits="1"/>
    </number:number-style>
    <number:number-style style:name="N130">
      <number:number number:decimal-places="18" number:min-integer-digits="1"/>
    </number:number-style>
    <number:number-style style:name="N131">
      <number:number number:decimal-places="19" number:min-integer-digits="1"/>
    </number:number-style>
    <number:number-style style:name="N132">
      <number:number number:decimal-places="20" number:min-integer-digits="1"/>
    </number:number-style>
    <number:number-style style:name="N133">
      <number:scientific-number number:decimal-places="1" number:min-integer-digits="2" number:min-exponent-digits="2"/>
    </number:number-style>
    <number:number-style style:name="N134">
      <number:scientific-number number:decimal-places="0" number:min-integer-digits="3" number:min-exponent-digits="2"/>
      <number:text>.</number:text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-X="1" style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6:21:21.242263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21:51:11.857599000</meta:creation-date>
    <dc:date>2015-04-01T16:30:09.969079233</dc:date>
    <dc:creator>Muammar El Khatib</dc:creator>
    <meta:editing-duration>PT22H18M24S</meta:editing-duration>
    <meta:editing-cycles>83</meta:editing-cycles>
    <meta:generator>LibreOffice/4.4.1.2$Linux_X86_64 LibreOffice_project/40m0$Build-2</meta:generator>
    <meta:printed-by>Muammar El Khatib</meta:printed-by>
    <meta:print-date>2015-04-01T16:30:04.929365845</meta:print-date>
    <meta:document-statistic meta:table-count="3" meta:cell-count="144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9cm" svg:y="3.952cm" style:legend-expansion="high" chart:style-name="ch2"/>
        <chart:plot-area chart:style-name="ch3" table:cell-range-address="Focometrie.D3:Focometrie.E10 Focometrie.E2:Focometrie.E2" chart:data-source-has-labels="row" svg:x="1.331cm" svg:y="0.18cm" svg:width="10.968cm" svg:height="7.659cm">
          <chartooo:coordinate-region svg:x="1.9cm" svg:y="0.379cm" svg:width="9.789cm" svg:height="6.813cm"/>
          <chart:axis chart:dimension="x" chart:name="primary-x" chart:style-name="ch4">
            <chart:title svg:x="6.533cm" svg:y="8.019cm" chart:style-name="ch5">
              <text:p>1/p</text:p>
            </chart:title>
            <chart:grid chart:style-name="ch6" chart:class="major"/>
          </chart:axis>
          <chart:axis chart:dimension="y" chart:name="primary-y" chart:style-name="ch7">
            <chart:title svg:x="0.451cm" svg:y="4.318cm" chart:style-name="ch8">
              <text:p>1/p'</text:p>
            </chart:title>
            <chart:grid chart:style-name="ch6" chart:class="major"/>
          </chart:axis>
          <chart:series chart:style-name="ch9" chart:values-cell-range-address="Focometrie.E3:Focometrie.E10" chart:label-cell-address="Focometrie.E2:Focometrie.E2" chart:class="chart:scatter">
            <chart:domain table:cell-range-address="Focometrie.D3:Focometrie.D10"/>
            <chart:regression-curve chart:style-name="ch10">
              <chart:equation chart:display-equation="true" chart:display-r-square="true" svg:x="9.704cm" svg:y="7.955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1/p'</text:p>
                <draw:g>
                  <svg:desc>Focometrie.E2:Focometri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Focometrie.D3:Focometrie.D10</svg:desc>
                </draw:g>
              </table:table-cell>
              <table:table-cell office:value-type="float" office:value="2.5">
                <text:p>2.5</text:p>
                <draw:g>
                  <svg:desc>Focometrie.E3:Focometrie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5">
                <text:p>-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5">
                <text:p>-1.2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9.52380952380952">
                <text:p>9.52380952380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0740740740741">
                <text:p>7.40740740740741</text:p>
              </table:table-cell>
              <table:table-cell office:value-type="float" office:value="14.7058823529412">
                <text:p>14.705882352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type="linear"/>
      <style:graphic-properties svg:stroke-color="#004586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19cm" svg:height="8.344cm" xlink:href=".." xlink:type="simple" chart:class="chart:scatter" chart:style-name="ch1">
        <chart:legend chart:legend-position="end" svg:x="10.347cm" svg:y="3.126cm" style:legend-expansion="high" chart:style-name="ch2"/>
        <chart:plot-area chart:style-name="ch3" table:cell-range-address="Meca.B3:Meca.D7 Meca.C2:Meca.D2" chart:data-source-has-labels="row" svg:x="1.309cm" svg:y="0.166cm" svg:width="8.74cm" svg:height="7.031cm">
          <chartooo:coordinate-region svg:x="3.227cm" svg:y="0.365cm" svg:width="6.304cm" svg:height="6.185cm"/>
          <chart:axis chart:dimension="x" chart:name="primary-x" chart:style-name="ch4">
            <chart:title svg:x="5.318cm" svg:y="7.363cm" chart:style-name="ch5">
              <text:p>√∆H</text:p>
            </chart:title>
          </chart:axis>
          <chart:axis chart:dimension="y" chart:name="primary-y" chart:style-name="ch6">
            <chart:title svg:x="0.451cm" svg:y="4.334cm" chart:style-name="ch7">
              <text:p>Q (m³/s)</text:p>
            </chart:title>
            <chart:grid chart:style-name="ch8" chart:class="major"/>
          </chart:axis>
          <chart:series chart:style-name="ch9" chart:values-cell-range-address="Meca.C3:Meca.C7" chart:label-cell-address="Meca.C2:Meca.C2" chart:class="chart:scatter">
            <chart:domain table:cell-range-address="Meca.B3:Meca.B7"/>
            <chart:regression-curve chart:style-name="ch10">
              <chart:equation chart:display-equation="true" chart:display-r-square="true" svg:x="5.312cm" svg:y="5.557cm"/>
            </chart:regression-curve>
            <chart:data-point chart:repeated="5"/>
          </chart:series>
          <chart:series chart:style-name="ch11" chart:values-cell-range-address="Meca.D3:Meca.D7" chart:label-cell-address="Meca.D2:Meca.D2" chart:class="chart:scatter">
            <chart:regression-curve chart:style-name="ch12">
              <chart:equation chart:display-equation="true" chart:display-r-square="true" svg:x="3.515cm" svg:y="0.315cm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Q(exp)m³/s</text:p>
                <draw:g>
                  <svg:desc>Meca.C2:Meca.C2</svg:desc>
                </draw:g>
              </table:table-cell>
              <table:table-cell office:value-type="string">
                <text:p>Q(th) </text:p>
                <draw:g>
                  <svg:desc>Meca.D2:Meca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Meca.B3:Meca.B7</svg:desc>
                </draw:g>
              </table:table-cell>
              <table:table-cell office:value-type="float" office:value="0.0000333333333333333">
                <text:p>0.0000333333333333333</text:p>
                <draw:g>
                  <svg:desc>Meca.C3:Meca.C7</svg:desc>
                </draw:g>
              </table:table-cell>
              <table:table-cell office:value-type="float" office:value="0.000054602440598317">
                <text:p>0.000054602440598317</text:p>
                <draw:g>
                  <svg:desc>Meca.D3:Meca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9089023002066">
                <text:p>0.219089023002066</text:p>
              </table:table-cell>
              <table:table-cell office:value-type="float" office:value="0.0000757575757575758">
                <text:p>0.0000757575757575758</text:p>
              </table:table-cell>
              <table:table-cell office:value-type="float" office:value="0.000119627953642136">
                <text:p>0.000119627953642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466401061363">
                <text:p>0.33466401061363</text:p>
              </table:table-cell>
              <table:table-cell office:value-type="float" office:value="0.000121951219512195">
                <text:p>0.000121951219512195</text:p>
              </table:table-cell>
              <table:table-cell office:value-type="float" office:value="0.000182734717599253">
                <text:p>0.000182734717599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0151515151515152">
                <text:p>0.000151515151515152</text:p>
              </table:table-cell>
              <table:table-cell office:value-type="float" office:value="0.000218409762393268">
                <text:p>0.000218409762393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000172413793103448">
                <text:p>0.000172413793103448</text:p>
              </table:table-cell>
              <table:table-cell office:value-type="float" office:value="0.000244189537830462">
                <text:p>0.000244189537830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4cm" svg:height="10.438cm" xlink:href=".." xlink:type="simple" chart:class="chart:scatter" chart:style-name="ch1">
        <chart:legend chart:legend-position="end" svg:x="11.625cm" svg:y="4.671cm" style:legend-expansion="high" chart:style-name="ch2"/>
        <chart:plot-area chart:style-name="ch3" table:cell-range-address="Capillarité.B4:Capillarité.C7 Capillarité.C3:Capillarité.C3" chart:data-source-has-labels="row" svg:x="1.324cm" svg:y="0.208cm" svg:width="9.988cm" svg:height="9.041cm">
          <chartooo:coordinate-region svg:x="2.607cm" svg:y="0.407cm" svg:width="7.923cm" svg:height="8.195cm"/>
          <chart:axis chart:dimension="x" chart:name="primary-x" chart:style-name="ch4">
            <chart:title svg:x="5.956cm" svg:y="9.457cm" chart:style-name="ch5">
              <text:p>r(m)</text:p>
            </chart:title>
          </chart:axis>
          <chart:axis chart:dimension="y" chart:name="primary-y" chart:style-name="ch6">
            <chart:title svg:x="0.451cm" svg:y="5.129cm" chart:style-name="ch7">
              <text:p>h(m)</text:p>
            </chart:title>
            <chart:grid chart:style-name="ch8" chart:class="major"/>
          </chart:axis>
          <chart:series chart:style-name="ch9" chart:values-cell-range-address="Capillarité.C4:Capillarité.C7" chart:label-cell-address="Capillarité.C3:Capillarité.C3" chart:class="chart:scatter">
            <chart:domain table:cell-range-address="Capillarité.B4:Capillarité.B7"/>
            <chart:regression-curve chart:style-name="ch10">
              <chart:equation chart:display-equation="true" chart:display-r-square="true" svg:x="6.034cm" svg:y="1.813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h (m)</text:p>
                <draw:g>
                  <svg:desc>Capillarité.C3:Capillarité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8">
                <text:p>0.00018</text:p>
                <draw:g>
                  <svg:desc>Capillarité.B4:Capillarité.B7</svg:desc>
                </draw:g>
              </table:table-cell>
              <table:table-cell office:value-type="float" office:value="0.085">
                <text:p>0.085</text:p>
                <draw:g>
                  <svg:desc>Capillarité.C4:Capillarité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5">
                <text:p>0.0002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5">
                <text:p>0.00045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5">
                <text:p>0.00075</text:p>
              </table:table-cell>
              <table:table-cell office:value-type="float" office:value="0.018">
                <text:p>0.0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952cm" style:legend-expansion="high" chart:style-name="ch2"/>
        <chart:plot-area chart:style-name="ch3" table:cell-range-address="Capillarité.B11:Capillarité.C14 Capillarité.C10:Capillarité.C10" chart:data-source-has-labels="row" svg:x="0.32cm" svg:y="0.18cm" svg:width="11.714cm" svg:height="8.64cm">
          <chartooo:coordinate-region svg:x="2.238cm" svg:y="0.379cm" svg:width="9.09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pillarité.C11:Capillarité.C14" chart:label-cell-address="Capillarité.C10:Capillarité.C10" chart:class="chart:scatter">
            <chart:domain table:cell-range-address="Capillarité.B11:Capillarité.B14"/>
            <chart:regression-curve chart:style-name="ch8">
              <chart:equation chart:display-equation="true" chart:display-r-square="tru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h (m)</text:p>
                <draw:g>
                  <svg:desc>Capillarité.C10:Capillarité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55.55555555556">
                <text:p>5555.55555555556</text:p>
                <draw:g>
                  <svg:desc>Capillarité.B11:Capillarité.B14</svg:desc>
                </draw:g>
              </table:table-cell>
              <table:table-cell office:value-type="float" office:value="0.085">
                <text:p>0.085</text:p>
                <draw:g>
                  <svg:desc>Capillarité.C11:Capillarité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2.22222222222">
                <text:p>2222.22222222222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0.018">
                <text:p>0.0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